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AR PL UKai CN" svg:font-family="'AR PL UKai CN'" style:font-pitch="variable"/>
    <style:font-face style:name="Ubuntu Medium" svg:font-family="'Ubuntu Medium'" style:font-adornments="Medium" style:font-pitch="variable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文泉驿微米黑" fo:font-size="12pt" style:font-name-asian="文泉驿微米黑" style:font-size-asian="12pt" style:font-size-complex="12pt"/>
    </style:style>
    <style:style style:name="P2" style:family="paragraph" style:parent-style-name="Text_20_body">
      <style:text-properties style:font-name="文泉驿微米黑" fo:font-size="12pt" officeooo:paragraph-rsid="000c60f1" style:font-name-asian="文泉驿微米黑" style:font-size-asian="12pt" style:font-size-complex="12pt"/>
    </style:style>
    <style:style style:name="P3" style:family="paragraph" style:parent-style-name="Text_20_body">
      <style:text-properties style:font-name="文泉驿微米黑" fo:font-size="12pt" officeooo:paragraph-rsid="004d978e" style:font-name-asian="文泉驿微米黑" style:font-size-asian="12pt" style:font-size-complex="12pt"/>
    </style:style>
    <style:style style:name="P4" style:family="paragraph" style:parent-style-name="Text_20_body">
      <style:text-properties style:font-name="文泉驿微米黑" fo:font-size="12pt" officeooo:paragraph-rsid="003993b4" style:font-name-asian="文泉驿微米黑" style:font-size-asian="12pt" style:font-size-complex="12pt"/>
    </style:style>
    <style:style style:name="P5" style:family="paragraph" style:parent-style-name="Text_20_body">
      <style:text-properties style:font-name="文泉驿微米黑" fo:font-size="12pt" officeooo:paragraph-rsid="005a3ffb" style:font-name-asian="文泉驿微米黑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文泉驿微米黑" fo:font-size="16pt" fo:font-weight="bold" officeooo:paragraph-rsid="00315839" style:font-name-asian="文泉驿微米黑" style:font-size-asian="16pt" style:font-weight-asian="bold" style:font-size-complex="16pt" style:font-weight-complex="bold"/>
    </style:style>
    <style:style style:name="P7" style:family="paragraph" style:parent-style-name="Text_20_body">
      <style:text-properties style:font-name="Ubuntu Medium" fo:font-size="12pt" officeooo:paragraph-rsid="0027e6ba" style:font-name-asian="Ubuntu Medium" style:font-size-asian="12pt" style:font-size-complex="12pt"/>
    </style:style>
    <style:style style:name="P8" style:family="paragraph" style:parent-style-name="Text_20_body">
      <style:text-properties style:font-name="Ubuntu Medium" fo:font-size="12pt" officeooo:paragraph-rsid="002dbb09" style:font-name-asian="Ubuntu Medium" style:font-size-asian="12pt" style:font-size-complex="12pt"/>
    </style:style>
    <style:style style:name="P9" style:family="paragraph" style:parent-style-name="Text_20_body">
      <style:text-properties style:font-name="Ubuntu Medium" fo:font-size="12pt" officeooo:paragraph-rsid="004cb8c2" style:font-name-asian="Ubuntu Medium" style:font-size-asian="12pt" style:font-size-complex="12pt"/>
    </style:style>
    <style:style style:name="P10" style:family="paragraph" style:parent-style-name="Text_20_body">
      <style:text-properties style:font-name="Ubuntu Medium" fo:font-size="12pt" officeooo:paragraph-rsid="004b97bb" style:font-name-asian="Ubuntu Medium" style:font-size-asian="12pt" style:font-size-complex="12pt"/>
    </style:style>
    <style:style style:name="P11" style:family="paragraph" style:parent-style-name="Text_20_body">
      <style:text-properties style:font-name="Ubuntu Medium" fo:font-size="12pt" officeooo:paragraph-rsid="0046932e" style:font-name-asian="Ubuntu Medium" style:font-size-asian="12pt" style:font-size-complex="12pt"/>
    </style:style>
    <style:style style:name="P12" style:family="paragraph" style:parent-style-name="Text_20_body">
      <style:text-properties style:font-name="Ubuntu Medium" fo:font-size="12pt" officeooo:rsid="005b890a" officeooo:paragraph-rsid="005b890a" style:font-name-asian="Ubuntu Medium" style:font-size-asian="12pt" style:font-size-complex="12pt"/>
    </style:style>
    <style:style style:name="P13" style:family="paragraph" style:parent-style-name="Text_20_body">
      <style:text-properties style:font-name="文泉驿微米黑" fo:font-size="12pt" officeooo:paragraph-rsid="0060ac1b" style:font-name-asian="文泉驿微米黑" style:font-size-asian="12pt" style:font-size-complex="12pt"/>
    </style:style>
    <style:style style:name="P14" style:family="paragraph" style:parent-style-name="Text_20_body">
      <style:text-properties style:font-name="文泉驿微米黑" fo:font-size="14pt" style:font-name-asian="Ubuntu Medium" style:font-size-asian="14pt" style:font-size-complex="14pt"/>
    </style:style>
    <style:style style:name="P15" style:family="paragraph" style:parent-style-name="Text_20_body">
      <style:text-properties style:font-name="文泉驿微米黑" fo:font-size="14pt" style:font-name-asian="文泉驿微米黑" style:font-size-asian="14pt" style:font-size-complex="14pt"/>
    </style:style>
    <style:style style:name="P16" style:family="paragraph" style:parent-style-name="Text_20_body">
      <style:text-properties style:font-name="Ubuntu Medium" fo:font-size="12pt" officeooo:paragraph-rsid="005cc8fe" style:font-name-asian="Ubuntu Medium" style:font-size-asian="12pt" style:font-size-complex="12pt"/>
    </style:style>
    <style:style style:name="P17" style:family="paragraph" style:parent-style-name="Text_20_body">
      <style:text-properties style:font-name="Ubuntu Medium" fo:font-size="10.5pt" officeooo:paragraph-rsid="005cc8fe" style:font-name-asian="Ubuntu Medium" style:font-size-asian="10.5pt" style:font-size-complex="10.5pt"/>
    </style:style>
    <style:style style:name="T1" style:family="text">
      <style:text-properties style:language-asian="zh" style:country-asian="CN"/>
    </style:style>
    <style:style style:name="T2" style:family="text">
      <style:text-properties officeooo:rsid="00578c8d" style:language-asian="zh" style:country-asian="CN"/>
    </style:style>
    <style:style style:name="T3" style:family="text">
      <style:text-properties officeooo:rsid="005cc8fe" style:language-asian="zh" style:country-asian="CN"/>
    </style:style>
    <style:style style:name="T4" style:family="text">
      <style:text-properties officeooo:rsid="005cc8fe"/>
    </style:style>
    <style:style style:name="T5" style:family="text">
      <style:text-properties officeooo:rsid="0060ac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01<text:span text:style-name="T1">60</text:span><text:span text:style-name="T3">2</text:span><text:span text:style-name="T2">2</text:span><text:span text:style-name="T3">0</text:span>周工作总结计划</text:p>
      <text:p text:style-name="P14"/>
      <text:p text:style-name="P14"/>
      <text:p text:style-name="P14">本周工作总结</text:p>
      <text:p text:style-name="P8">周四</text:p>
      <text:p text:style-name="P9">上午 到职手续，请假补办等。<text:line-break/>下午 跟进华北区域售后处理进度。</text:p>
      <text:p text:style-name="P10">周五</text:p>
      <text:p text:style-name="P16">上午 华北区域售后、遗留售后处理情况跟进，区域送货、遗留送货跟进。<text:line-break/>下午 华北区域相关事务交接，出差准备。</text:p>
      <text:p text:style-name="P17">注:周一至周三请假</text:p>
      <text:p text:style-name="P4"/>
      <text:p text:style-name="P4"/>
      <text:p text:style-name="P1"><text:s/></text:p>
      <text:p text:style-name="P15">下周工作计划</text:p>
      <text:p text:style-name="P5">周一 出差前往天津办事处</text:p>
      <text:p text:style-name="P3">周二 跟进办事处技术人员本地团队建设，协助行政部面试技术人员<text:span text:style-name="T5">；跟进</text:span>售后送货处理情 <text:s/><text:tab/> <text:s/>况</text:p>
      <text:p text:style-name="P13">周三 跟进办事处技术人员本地团队建设，协助行政部面试技术人员<text:span text:style-name="T5">；</text:span>跟进整理区域遗留售<text:tab/> <text:s/>后送货及相关进展。</text:p>
      <text:p text:style-name="P13">周四 跟进办事处技术人员本地团队建设，协助行政部面试技术人员<text:span text:style-name="T5">；</text:span>跟进天津办事处技术<text:tab/> <text:s/>人员技能提升，售后送货质量<text:span text:style-name="T5">、服务意识提升</text:span>。</text:p>
      <text:p text:style-name="P13">周五 跟进办事处技术人员本地团队建设，协助行政部面试技术人员<text:span text:style-name="T5">；办事处本地负责人的<text:tab/> <text:s/>相关能力技术培训提升</text:span>。</text:p>
      <text:p text:style-name="P2"/>
      <text:p text:style-name="P2"/>
      <text:p text:style-name="P1"/>
      <text:p text:style-name="P1"><text:s text:c="58"/><text:tab/><text:tab/><text:tab/> <text:s text:c="2"/><text:tab/><text:tab/><text:tab/> <text:s text:c="3"/>技术部 白劲松</text:p>
      <text:p text:style-name="P1"><text:s text:c="55"/><text:tab/><text:tab/><text:tab/><text:tab/><text:tab/> <text:s text:c="6"/>2016年0<text:span text:style-name="T4">2</text:span>月<text:span text:style-name="T3">20</text:span>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AR PL UKai CN" svg:font-family="'AR PL UKai CN'" style:font-pitch="variable"/>
    <style:font-face style:name="Ubuntu Medium" svg:font-family="'Ubuntu Medium'" style:font-adornments="Medium" style:font-pitch="variable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文泉驿点阵正黑" style:font-family-asian="文泉驿点阵正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14:57</meta:creation-date>
    <dc:date>2016-02-20T10:31:42.450399167</dc:date>
    <meta:editing-duration>PT11H20M41S</meta:editing-duration>
    <meta:editing-cycles>125</meta:editing-cycles>
    <meta:generator>LibreOffice/4.2.8.2$Linux_X86_64 LibreOffice_project/420m0$Build-2</meta:generator>
    <meta:print-date>2016-02-20T09:59:15.734042375</meta:print-date>
    <dc:creator>jinsong</dc:creator>
    <meta:printed-by>jinsong</meta:printed-by>
    <meta:document-statistic meta:table-count="0" meta:image-count="0" meta:object-count="0" meta:page-count="1" meta:paragraph-count="16" meta:word-count="332" meta:character-count="509" meta:non-whitespace-character-count="344"/>
  </office:meta>
</office:document-meta>
</file>